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26cm"/>
    </style:style>
    <style:style style:name="gr3" style:family="graphic" style:parent-style-name="standard">
      <style:graphic-properties draw:stroke="none" svg:stroke-color="#000000" draw:fill="none" draw:fill-color="#ffffff" fo:min-height="0.03cm"/>
    </style:style>
    <style:style style:name="gr4" style:family="graphic" style:parent-style-name="standard">
      <style:graphic-properties draw:stroke="dash" draw:stroke-dash="Fine_20_Dashed_20__28_var_29_" svg:stroke-width="0.05cm" draw:marker-start-width="0.38cm" draw:marker-end-width="0.38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solid" draw:fill-color="#e6e6e6" draw:textarea-vertical-align="middle" draw:auto-grow-height="false" fo:min-height="0.749cm" fo:min-width="0.499cm"/>
    </style:style>
    <style:style style:name="gr8" style:family="graphic" style:parent-style-name="standard">
      <style:graphic-properties draw:stroke="none" svg:stroke-color="#000000" draw:fill="none" draw:fill-color="#ffffff" fo:min-height="0.546cm"/>
    </style:style>
    <style:style style:name="gr9" style:family="graphic" style:parent-style-name="standard">
      <style:graphic-properties draw:stroke="none" svg:stroke-color="#000000" draw:fill="none" draw:fill-color="#ffffff" fo:min-height="1.45cm"/>
    </style:style>
    <style:style style:name="gr10" style:family="graphic" style:parent-style-name="standard">
      <style:graphic-properties draw:fill="solid" draw:fill-color="#c5000b"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cm"/>
    </style:style>
    <style:style style:name="gr12" style:family="graphic" style:parent-style-name="standard">
      <style:graphic-properties draw:stroke="none" svg:stroke-color="#000000" draw:fill="none" draw:fill-color="#ffffff" fo:min-height="1.25cm"/>
    </style:style>
    <style:style style:name="gr13" style:family="graphic" style:parent-style-name="standard">
      <style:graphic-properties draw:fill="none" draw:textarea-horizontal-align="justify" draw:textarea-vertical-align="middle" draw:auto-grow-height="false"/>
    </style:style>
    <style:style style:name="gr14" style:family="graphic" style:parent-style-name="standard">
      <style:graphic-properties draw:stroke="none" svg:stroke-color="#000000" draw:fill="none" draw:fill-color="#ffffff" fo:min-height="0.471cm"/>
    </style:style>
    <style:style style:name="P1" style:family="paragraph">
      <style:paragraph-properties fo:text-align="center"/>
    </style:style>
    <style:style style:name="P2" style:family="paragraph">
      <style:text-properties fo:color="#ffffff" fo:font-size="12pt" style:font-size-asian="12pt" style:font-size-complex="12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color="#000000" fo:font-size="14pt" fo:font-weight="bold" style:font-size-asian="14pt" style:font-weight-asian="bold" style:font-size-complex="14pt" style:font-weight-complex="bold"/>
    </style:style>
    <style:style style:name="P5" style:family="paragraph">
      <style:text-properties fo:color="#ffffff" fo:font-size="14pt" style:font-size-asian="14pt" style:font-size-complex="14pt"/>
    </style:style>
    <style:style style:name="P6" style:family="paragraph">
      <style:text-properties style:use-window-font-color="true" fo:font-size="13pt" fo:font-weight="bold" style:font-size-asian="13pt" style:font-weight-asian="bold" style:font-size-complex="13pt" style:font-weight-complex="bold"/>
    </style:style>
    <style:style style:name="P7" style:family="paragraph">
      <style:text-properties fo:color="#000000" fo:font-size="10.5pt" style:font-size-asian="10.5pt" style:font-size-complex="10.5pt"/>
    </style:style>
    <style:style style:name="P8" style:family="paragraph">
      <style:text-properties style:use-window-font-color="true" fo:font-size="12pt" fo:font-weight="bold" style:font-size-asian="12pt" style:font-weight-asian="bold" style:font-size-complex="12pt" style:font-weight-complex="bold"/>
    </style:style>
    <style:style style:name="P9" style:family="paragraph">
      <style:text-properties fo:color="#000000" fo:font-size="12pt" style:font-size-asian="12pt" style:font-size-complex="12pt"/>
    </style:style>
    <style:style style:name="T1" style:family="text">
      <style:text-properties fo:color="#ffffff" fo:font-size="12pt" style:font-size-asian="12pt" style:font-size-complex="12pt"/>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ffffff" fo:font-size="14pt" style:font-size-asian="14pt" style:font-size-complex="14pt"/>
    </style:style>
    <style:style style:name="T4" style:family="text">
      <style:text-properties style:use-window-font-color="true" fo:font-size="13pt" fo:font-weight="bold" style:font-size-asian="13pt" style:font-weight-asian="bold" style:font-size-complex="13pt" style:font-weight-complex="bold"/>
    </style:style>
    <style:style style:name="T5" style:family="text">
      <style:text-properties fo:color="#000000" fo:font-size="10.5pt" style:font-size-asian="10.5pt" style:font-size-complex="10.5pt"/>
    </style:style>
    <style:style style:name="T6" style:family="text">
      <style:text-properties style:use-window-font-color="true" fo:font-size="12pt" fo:font-weight="bold" style:font-size-asian="12pt" style:font-weight-asian="bold" style:font-size-complex="12pt" style:font-weight-complex="bold"/>
    </style:style>
    <style:style style:name="T7" style:family="text">
      <style:text-properties fo:color="#00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9.26cm" svg:x="4.95cm" svg:y="0.594cm">
          <text:p/>
          <draw:enhanced-geometry svg:viewBox="0 0 88 21600" draw:glue-points="44 ?f6 44 0 0 10800 44 21600 88 10800" draw:text-areas="0 ?f6 88 ?f3" draw:type="can" draw:modifiers="2037.4302141488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2" draw:layer="layout" svg:width="4.231cm" svg:height="0.976cm" svg:x="7.663cm" svg:y="26.874cm">
          <draw:text-box>
            <text:p><text:span text:style-name="T1">Management peer</text:span></text:p>
          </draw:text-box>
        </draw:frame>
        <draw:frame draw:style-name="gr3" draw:text-style-name="P4" draw:layer="layout" svg:width="2.4cm" svg:height="0.806cm" svg:x="6.65cm" svg:y="2.644cm">
          <draw:text-box>
            <text:p text:style-name="P3"><text:span text:style-name="T2">AS</text:span></text:p>
          </draw:text-box>
        </draw:frame>
        <draw:custom-shape draw:style-name="gr4" draw:text-style-name="P1" draw:layer="layout" svg:width="3.6cm" svg:height="6.676cm" svg:x="5.75cm" svg:y="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2.196cm" svg:height="1cm" svg:x="6.804cm" svg:y="7.95cm">
          <draw:text-box>
            <text:p><text:span text:style-name="T3">ASP2</text:span></text:p>
          </draw:text-box>
        </draw:frame>
        <draw:line draw:style-name="gr6" draw:text-style-name="P1" draw:layer="layout" svg:x1="2.843cm" svg:y1="5.95cm" svg:x2="4.933cm" svg:y2="5.95cm">
          <text:p/>
        </draw:line>
        <draw:custom-shape draw:style-name="gr7" draw:text-style-name="P1" draw:layer="layout" svg:width="2.678cm" svg:height="2.113cm" svg:x="0.35cm" svg:y="4.637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8" draw:text-style-name="P6" draw:layer="layout" svg:width="1.591cm" svg:height="0.796cm" svg:x="1.059cm" svg:y="5.341cm">
          <draw:text-box>
            <text:p><text:span text:style-name="T4">SS7</text:span></text:p>
          </draw:text-box>
        </draw:frame>
        <draw:frame draw:style-name="gr9" draw:text-style-name="P7" draw:layer="layout" svg:width="4cm" svg:height="1.895cm" svg:x="5.65cm" svg:y="3.25cm">
          <draw:text-box>
            <text:p><text:span text:style-name="T5">RC =100</text:span></text:p>
            <text:p><text:span text:style-name="T5">RK (DPC =193 SI=3)</text:span></text:p>
            <text:p><text:span text:style-name="T5">TrafficMode =</text:span></text:p>
            <text:p><text:span text:style-name="T5">Override</text:span></text:p>
          </draw:text-box>
        </draw:frame>
        <draw:frame draw:style-name="gr8" draw:text-style-name="P8" draw:layer="layout" svg:width="2.49cm" svg:height="0.796cm" svg:x="2.76cm" svg:y="5.841cm">
          <draw:text-box>
            <text:p><text:span text:style-name="T6">SS7 Link</text:span></text:p>
          </draw:text-box>
        </draw:frame>
        <draw:custom-shape draw:style-name="gr10" draw:text-style-name="P1" draw:layer="layout" svg:width="2.157cm" svg:height="2.5cm" svg:x="6.689cm" svg:y="6.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5" draw:layer="layout" svg:width="2.196cm" svg:height="1.361cm" svg:x="6.65cm" svg:y="6.95cm">
          <draw:text-box>
            <text:p><text:span text:style-name="T3">Rem</text:span></text:p>
            <text:p><text:span text:style-name="T3">ASP1</text:span></text:p>
          </draw:text-box>
        </draw:frame>
        <draw:frame draw:style-name="gr11" draw:text-style-name="P9" draw:layer="layout" svg:width="3.5cm" svg:height="0.8cm" svg:x="15.65cm" svg:y="9.3cm">
          <draw:text-box>
            <text:p><text:span text:style-name="T7">192.168.0.101</text:span></text:p>
          </draw:text-box>
        </draw:frame>
        <draw:frame draw:style-name="gr12" draw:text-style-name="P6" draw:layer="layout" svg:width="2.99cm" svg:height="1.5cm" svg:x="6.36cm" svg:y="0.45cm">
          <draw:text-box>
            <text:p><text:span text:style-name="T4">Signalling Gateway</text:span></text:p>
          </draw:text-box>
        </draw:frame>
        <draw:line draw:style-name="gr6" draw:text-style-name="P1" draw:layer="layout" svg:x1="8.85cm" svg:y1="7.35cm" svg:x2="16.628cm" svg:y2="7.35cm">
          <text:p/>
        </draw:line>
        <draw:custom-shape draw:style-name="gr7" draw:text-style-name="P1" draw:layer="layout" svg:width="5cm" svg:height="3.5cm" svg:x="10.95cm" svg:y="5.1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8" draw:text-style-name="P6" draw:layer="layout" svg:width="1.591cm" svg:height="0.796cm" svg:x="12.859cm" svg:y="6.354cm">
          <draw:text-box>
            <text:p><text:span text:style-name="T4">IP</text:span></text:p>
          </draw:text-box>
        </draw:frame>
        <draw:custom-shape draw:style-name="gr13" draw:text-style-name="P1" draw:layer="layout" svg:width="2cm" svg:height="4cm" svg:x="16.65cm" svg:y="5.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text-style-name="P6" draw:layer="layout" svg:width="1.591cm" svg:height="0.796cm" svg:x="16.76cm" svg:y="6.954cm">
          <draw:text-box>
            <text:p><text:span text:style-name="T4">AS</text:span></text:p>
          </draw:text-box>
        </draw:frame>
        <draw:frame draw:style-name="gr14" draw:text-style-name="P7" draw:layer="layout" svg:width="2.9cm" svg:height="0.721cm" svg:x="6.25cm" svg:y="9.829cm">
          <draw:text-box>
            <text:p><text:span text:style-name="T5">192.168.0.1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cm" fo:margin-bottom="0.25cm" fo:margin-left="0.25cm" fo:margin-right="0.25cm" fo:page-width="19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mit bhayani</meta:initial-creator>
    <meta:creation-date>2011-01-05T20:41:42</meta:creation-date>
    <dc:date>2012-08-24T20:14:38</dc:date>
    <dc:creator>Amit Bhayani</dc:creator>
    <meta:editing-duration>PT7H17M10S</meta:editing-duration>
    <meta:editing-cycles>81</meta:editing-cycles>
    <meta:generator>OpenOffice.org/3.3$Unix OpenOffice.org_project/330m20$Build-9567</meta:generator>
    <meta:document-statistic meta:object-count="20"/>
  </office:meta>
</office:document-meta>
</file>